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merriweather" svg:font-family="merriweather, serif"/>
  </office:font-face-decls>
  <office:automatic-styles>
    <style:style style:name="P1" style:family="paragraph" style:parent-style-name="Standard">
      <style:text-properties officeooo:rsid="000af2f9" officeooo:paragraph-rsid="000af2f9"/>
    </style:style>
    <style:style style:name="P2" style:family="paragraph" style:parent-style-name="Standard">
      <style:text-properties officeooo:rsid="000ca12f" officeooo:paragraph-rsid="000ca12f"/>
    </style:style>
    <style:style style:name="P3" style:family="paragraph" style:parent-style-name="Standard">
      <style:text-properties officeooo:rsid="0012f601" officeooo:paragraph-rsid="0012f601"/>
    </style:style>
    <style:style style:name="P4" style:family="paragraph" style:parent-style-name="Standard">
      <style:text-properties officeooo:rsid="001826a9" officeooo:paragraph-rsid="001826a9"/>
    </style:style>
    <style:style style:name="P5" style:family="paragraph" style:parent-style-name="Standard">
      <style:text-properties fo:font-weight="bold" officeooo:rsid="000af2f9" officeooo:paragraph-rsid="000af2f9" style:font-weight-asian="bold" style:font-weight-complex="bold"/>
    </style:style>
    <style:style style:name="P6" style:family="paragraph" style:parent-style-name="Standard">
      <style:text-properties fo:font-weight="bold" officeooo:rsid="003058d2" officeooo:paragraph-rsid="003058d2" style:font-weight-asian="bold" style:font-weight-complex="bold"/>
    </style:style>
    <style:style style:name="P7" style:family="paragraph" style:parent-style-name="Standard">
      <style:text-properties officeooo:rsid="0019f248" officeooo:paragraph-rsid="0019f248"/>
    </style:style>
    <style:style style:name="P8" style:family="paragraph" style:parent-style-name="Standard">
      <style:text-properties officeooo:rsid="001fcbfc" officeooo:paragraph-rsid="001fcbfc"/>
    </style:style>
    <style:style style:name="P9" style:family="paragraph" style:parent-style-name="Standard">
      <style:text-properties officeooo:rsid="0023e21c" officeooo:paragraph-rsid="0023e21c"/>
    </style:style>
    <style:style style:name="P10" style:family="paragraph" style:parent-style-name="Standard">
      <style:text-properties officeooo:rsid="0025653d" officeooo:paragraph-rsid="0025653d"/>
    </style:style>
    <style:style style:name="P11" style:family="paragraph" style:parent-style-name="Standard">
      <style:text-properties officeooo:rsid="0026b385" officeooo:paragraph-rsid="0026b385"/>
    </style:style>
    <style:style style:name="P12" style:family="paragraph" style:parent-style-name="Standard">
      <style:text-properties officeooo:rsid="002886a6" officeooo:paragraph-rsid="002886a6"/>
    </style:style>
    <style:style style:name="P13" style:family="paragraph" style:parent-style-name="Standard">
      <style:text-properties officeooo:rsid="002e096c" officeooo:paragraph-rsid="002e096c"/>
    </style:style>
    <style:style style:name="P14" style:family="paragraph" style:parent-style-name="Standard">
      <style:text-properties officeooo:rsid="002e114c" officeooo:paragraph-rsid="002e114c"/>
    </style:style>
    <style:style style:name="P15" style:family="paragraph" style:parent-style-name="Standard">
      <style:text-properties officeooo:rsid="002fe0cc" officeooo:paragraph-rsid="002fe0cc"/>
    </style:style>
    <style:style style:name="P16" style:family="paragraph" style:parent-style-name="Standard">
      <style:paragraph-properties fo:text-align="justify" style:justify-single-word="false"/>
      <style:text-properties officeooo:rsid="003058d2" officeooo:paragraph-rsid="003058d2"/>
    </style:style>
    <style:style style:name="T1" style:family="text">
      <style:text-properties officeooo:rsid="000cb547"/>
    </style:style>
    <style:style style:name="T2" style:family="text">
      <style:text-properties officeooo:rsid="000dd223"/>
    </style:style>
    <style:style style:name="T3" style:family="text">
      <style:text-properties officeooo:rsid="001304b0"/>
    </style:style>
    <style:style style:name="T4" style:family="text">
      <style:text-properties officeooo:rsid="0014623d"/>
    </style:style>
    <style:style style:name="T5" style:family="text">
      <style:text-properties officeooo:rsid="001636de"/>
    </style:style>
    <style:style style:name="T6" style:family="text">
      <style:text-properties officeooo:rsid="00172b9c"/>
    </style:style>
    <style:style style:name="T7" style:family="text">
      <style:text-properties officeooo:rsid="001826a9"/>
    </style:style>
    <style:style style:name="T8" style:family="text">
      <style:text-properties officeooo:rsid="001ad600"/>
    </style:style>
    <style:style style:name="T9" style:family="text">
      <style:text-properties officeooo:rsid="001c6bf4"/>
    </style:style>
    <style:style style:name="T10" style:family="text">
      <style:text-properties officeooo:rsid="001c9164"/>
    </style:style>
    <style:style style:name="T11" style:family="text">
      <style:text-properties officeooo:rsid="001e3975"/>
    </style:style>
    <style:style style:name="T12" style:family="text">
      <style:text-properties officeooo:rsid="002171ef"/>
    </style:style>
    <style:style style:name="T13" style:family="text">
      <style:text-properties officeooo:rsid="0025653d"/>
    </style:style>
    <style:style style:name="T14" style:family="text">
      <style:text-properties officeooo:rsid="0025a340"/>
    </style:style>
    <style:style style:name="T15" style:family="text">
      <style:text-properties officeooo:rsid="0029245f"/>
    </style:style>
    <style:style style:name="T16" style:family="text">
      <style:text-properties officeooo:rsid="0029c973"/>
    </style:style>
    <style:style style:name="T17" style:family="text">
      <style:text-properties officeooo:rsid="002fe0cc"/>
    </style:style>
    <style:style style:name="T18" style:family="text">
      <style:text-properties fo:font-style="italic" style:font-style-asian="italic" style:font-style-complex="italic"/>
    </style:style>
    <style:style style:name="T19" style:family="text">
      <style:text-properties fo:font-style="italic" officeooo:rsid="002fe0cc" style:font-style-asian="italic" style:font-style-complex="italic"/>
    </style:style>
    <style:style style:name="T20" style:family="text">
      <style:text-properties fo:font-style="normal" officeooo:rsid="002fe0cc" style:font-style-asian="normal" style:font-style-complex="normal"/>
    </style:style>
    <style:style style:name="T21" style:family="text">
      <style:text-properties officeooo:rsid="00320558"/>
    </style:style>
    <style:style style:name="T22" style:family="text">
      <style:text-properties officeooo:rsid="00324d4d"/>
    </style:style>
    <style:style style:name="T23" style:family="text">
      <style:text-properties officeooo:rsid="0033d95e"/>
    </style:style>
    <style:style style:name="T24" style:family="text">
      <style:text-properties officeooo:rsid="00352cfa"/>
    </style:style>
    <style:style style:name="T25" style:family="text">
      <style:text-properties officeooo:rsid="0036c6a6"/>
    </style:style>
    <style:style style:name="T26" style:family="text">
      <style:text-properties officeooo:rsid="00375d36"/>
    </style:style>
    <style:style style:name="T27" style:family="text">
      <style:text-properties officeooo:rsid="0038e2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institutions-newscientist-com.docelec.u-bordeaux.fr/article/2384030-how-does-chatgpt-work-and-do-ai-powered-chatbots-think-like-us/" text:style-name="Internet_20_link" text:visited-style-name="Visited_20_Internet_20_Link">https://institutions-newscientist-com.docelec.u-bordeaux.fr/article/2384030-how-does-chatgpt-work-and-do-ai-powered-chatbots-think-like-us/</text:a></text:p>
      <text:p text:style-name="Standard"/>
      <text:p text:style-name="Title">How does ChatGPT work and do AI-powered chatbots “think” like us?</text:p>
      <text:p text:style-name="Standard"/>
      <text:p text:style-name="P5">Résumé premier essai <text:span text:style-name="T1">(paragraphe par paragraphe</text:span><text:span text:style-name="T7">)</text:span><text:span text:style-name="T1"> </text:span>:</text:p>
      <text:p text:style-name="P1"/>
      <text:p text:style-name="P2">The huge current interest in artificial intelligence comes from the arrival of the new AI-powered chatbots like ChatGPT released by OpenAI last year. They are capable <text:span text:style-name="T2">of producing surprisingly fluent answers to our questions.</text:span></text:p>
      <text:p text:style-name="P2"/>
      <text:p text:style-name="P3">Microsoft researchers gave an early access to GPT4, the latest version of the system used by ChatGPT. They explained that it has already shown <text:span text:style-name="T3">fragments of the long time expected </text:span><text:span text:style-name="T4">artificial general intelligence (AGI). </text:span><text:span text:style-name="T5">The sudden discovery of all these new AIs </text:span><text:span text:style-name="T6">confused a lot of people, like some of them claim that these AIs can be sentient, while others claim that they aren’t.</text:span></text:p>
      <text:p text:style-name="P3"/>
      <text:p text:style-name="P4">All of these chatbots are composed by a large language model (LLM). It is mathematical representation of data used to make predictions about about which words are about are more likely to appear together.</text:p>
      <text:p text:style-name="P4"/>
      <text:p text:style-name="P7">To create LLMs, we feed them with a huge amount of text inside a class of algorithms called deep neural networks, which is a bit inspired by the brain. <text:span text:style-name="T9">LLMs</text:span><text:span text:style-name="T8"> learn by playing a kind of game. The algorithm picks a passage of text, then randomly erase</text:span><text:span text:style-name="T22">s</text:span><text:span text:style-name="T8"> some words of the text and </text:span><text:span text:style-name="T21">finally</text:span><text:span text:style-name="T8"> tries to fill in the gaps. To resume, they are trained to predict the next word. </text:span><text:span text:style-name="T10">By training them a lot of times, </text:span><text:span text:style-name="T11">they can build up sophisticated models of how langage works.</text:span></text:p>
      <text:p text:style-name="P7"/>
      <text:p text:style-name="P8">In 2017, a new type of neural network as been invented, the « transformer ». It can process data in a way greatly more efficient than before. It permitted to train much larger models on vast parts of text directly taken from the internet. Transformer-based systems are also a lot better at understanding context. It means they are capable of teasing <text:span text:style-name="T12">out </text:span>more complex linguistic relationships.</text:p>
      <text:p text:style-name="P8"/>
      <text:p text:style-name="P9">But these statistical models can’t be totally autonomous. They need humans to rate their outputs based on criteria like helpfulness and fluency. Then this data is used to train an alternative model</text:p>
      <text:p text:style-name="P9">that filters an LLM’s output. <text:span text:style-name="T13">All of this lead to what we have today : a chatbot capable of maintaining a conversation with us like a human could do.</text:span></text:p>
      <text:p text:style-name="P9"/>
      <text:p text:style-name="P10">But we have to remember that these AIs operate in a different way compared to how human cognitive processes work. <text:span text:style-name="T14">It has been said that it is very unlikely they « think » the same way as we do.</text:span></text:p>
      <text:p text:style-name="P10"/>
      <text:p text:style-name="P11">Chatbots can make a lot of mistakes. Because they are entirely statistical, they don’t do « fact-checking », which may lead to some theorically good output, but not necessarily true.</text:p>
      <text:p text:style-name="P11"/>
      <text:p text:style-name="P12">This discovery led to some criticism about chatbots, <text:span text:style-name="T15">qualifying them as random parrots. </text:span><text:span text:style-name="T16">This new LLMs finally aren’t as impressive as they seemed.</text:span></text:p>
      <text:p text:style-name="P12"/>
      <text:p text:style-name="Standard"><text:span text:style-name="T16">However, there are also some indications that LLMs might be doing more than just print their </text:span><text:soft-page-break/><text:span text:style-name="T16">training data. Recent research explains that after training for a long enough time, models could develop more general rules and so give them new skills. «</text:span> You get this transition from memorisation to the formation of circuits inside the neural network that will be implementing certain algorithms or certain rules to solve the tasks ».</text:p>
      <text:p text:style-name="Standard"/>
      <text:p text:style-name="P13">It helps to explain why LLMs often experience sudden jumps in performance for some problems. This phenomenon is called « emergence » and has led to some speculation about what other capabilities AI could develop over time.</text:p>
      <text:p text:style-name="Standard"/>
      <text:p text:style-name="P13">However this term just evokes things like models becoming all of a sudden self-aware, etc.</text:p>
      <text:p text:style-name="P13"/>
      <text:p text:style-name="P14">While these chatbots are really far from imitating human cognition, they may be not as different as we think from us for some areas. By digging into theses similitarities, we could advance research on AI, but maybe also on our understanding of our own cognitive abilities.</text:p>
      <text:p text:style-name="P14">________________________________________________________________________________</text:p>
      <text:p text:style-name="P14"/>
      <text:p text:style-name="P15">Synthèse :</text:p>
      <text:p text:style-name="P15"/>
      <text:p text:style-name="P6">Thomas-Alexandre MOREAU : How does ChatGPT work and do AI-powered chatbots “think” like us ?</text:p>
      <text:p text:style-name="P16">ChatGPT is an AI-powered chatbot, like many others. It is an artificial intelligence capable of answering questions and maintaining a fluent discussion. These chatbots are composed of models known as large language models (LLMs). With LLM, they can absorb extensive data, enabling them to learn and make complex sentence structures to answer queries following extensive training. They have become an important part of our digital activity for the few last years, and raised a lot of questions, with one of them being about their possible ability to be sentient, like humans. However, it has been shown that they can’t, or not like we could imagine it. They have their own way of understanding things they learn from.</text:p>
      <text:p text:style-name="P15"/>
      <text:p text:style-name="Standard"><text:span text:style-name="T17">GENT E., (25th October 2023), </text:span>How does ChatGPT work and do AI-powered chatbots “think” like us ?,<text:span text:style-name="T18"> </text:span><text:span text:style-name="T19">New Scientist</text:span><text:span text:style-name="T20">,</text:span><text:span text:style-name="T19"> </text:span><text:a xlink:type="simple" xlink:href="https://institutions-newscientist-com.docelec.u-bordeaux.fr/article/2384030-how-does-chatgpt-work-and-do-ai-powered-chatbots-think-like-us/" text:style-name="Internet_20_link" text:visited-style-name="Visited_20_Internet_20_Link"><text:span text:style-name="T17">https://institutions-newscientist-com.docelec.u-bordeaux.fr/article/2384030-how-does-chatgpt-work-and-do-ai-powered-chatbots-think-like-u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merriweather" svg:font-family="merriweather,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2T23:32:05.291441154</dc:date>
    <meta:editing-duration>PT8H29M13S</meta:editing-duration>
    <meta:editing-cycles>33</meta:editing-cycles>
    <meta:generator>LibreOffice/7.3.7.2$Linux_X86_64 LibreOffice_project/30$Build-2</meta:generator>
    <meta:document-statistic meta:table-count="0" meta:image-count="0" meta:object-count="0" meta:page-count="2" meta:paragraph-count="22" meta:word-count="781" meta:character-count="4941" meta:non-whitespace-character-count="4182"/>
  </office:meta>
</office:document-meta>
</file>